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52c49" officeooo:paragraph-rsid="00152c49"/>
    </style:style>
    <style:style style:name="P2" style:family="paragraph" style:parent-style-name="Standard">
      <style:paragraph-properties fo:text-align="justify" style:justify-single-word="false"/>
      <style:text-properties officeooo:rsid="0015b207" officeooo:paragraph-rsid="0015b207"/>
    </style:style>
    <style:style style:name="P3" style:family="paragraph" style:parent-style-name="Standard">
      <style:text-properties officeooo:rsid="0015cdf9" officeooo:paragraph-rsid="0015cdf9"/>
    </style:style>
    <style:style style:name="P4" style:family="paragraph" style:parent-style-name="Standard">
      <style:paragraph-properties fo:text-align="center" style:justify-single-word="false"/>
      <style:text-properties officeooo:rsid="0015cdf9" officeooo:paragraph-rsid="0015cdf9"/>
    </style:style>
    <style:style style:name="P5" style:family="paragraph" style:parent-style-name="Standard">
      <style:paragraph-properties fo:text-align="justify" style:justify-single-word="false"/>
      <style:text-properties officeooo:rsid="0015cdf9" officeooo:paragraph-rsid="0015cdf9"/>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cdf9" officeooo:paragraph-rsid="0015cdf9"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152c49" officeooo:paragraph-rsid="00152c49"/>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5b207" officeooo:paragraph-rsid="0015b207"/>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5cdf9" officeooo:paragraph-rsid="0015cdf9"/>
    </style:style>
    <style:style style:name="T1" style:family="text">
      <style:text-properties officeooo:rsid="0015b207"/>
    </style:style>
    <style:style style:name="T2" style:family="text">
      <style:text-properties officeooo:rsid="0015cdf9"/>
    </style:style>
    <style:style style:name="T3" style:family="text">
      <style:text-properties officeooo:rsid="00169c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RASSIN Louis</text:p>
      <text:p text:style-name="P3">DEPLACE Cassy</text:p>
      <text:p text:style-name="P3"/>
      <text:p text:style-name="P4"/>
      <text:p text:style-name="P6"><text:span text:style-name="T3">Étude</text:span> </text:p>
      <text:p text:style-name="P5"/>
      <text:p text:style-name="P5"/>
      <text:p text:style-name="P7">Objectif </text:p>
      <text:p text:style-name="P1"/>
      <text:p text:style-name="P1">L’objectif de l’expérience est ici de démontrer l’effet de la courbure et de la taille d’un stimulus, ainsi que la combinaison des deux sur la perception. C’est à dire qu’on désire observer quelles sont les variables influençant le taux de perception d’un stimulus cible parmi plusieurs stimuli. </text:p>
      <text:p text:style-name="P1"/>
      <text:p text:style-name="P7">Question de recherche et hypothèses </text:p>
      <text:p text:style-name="P1"/>
      <text:p text:style-name="P1">Pour cette expérimentation, nous avons plusieurs variables indépendantes. D’un côté nous avons le type de variables à modifier c’est à dire la courbure et la taille du stimulus. La courbure <text:span text:style-name="T3">a</text:span> deux modalités : convexe et concave. La taille a aussi deux modalités : grand ou petit. L’autre variable indépendante est le nombre de stimuli présents avec le stimulus cible. Ainsi, notre variable dépendante est le temps de perception. Nous en avons donc tiré les hypothèses suivantes : </text:p>
      <text:p text:style-name="P1">La courbure d’un stimulus influencera le temps de perception.</text:p>
      <text:p text:style-name="P1">La taille d’un stimulus influencera le temps de perception.</text:p>
      <text:p text:style-name="P1">Le nombre de stimuli influencera le temps <text:span text:style-name="T2">d</text:span>e perception d’un stimulus cible. </text:p>
      <text:p text:style-name="P1"/>
      <text:p text:style-name="P7">Participants </text:p>
      <text:p text:style-name="P1"/>
      <text:p text:style-name="P1">Pour l’expérimentation, nous avons un total de 4 participants : deux fois nous-mêmes. Ils sont donc tous étudiants, d’environs 20 ans. Le nombre de femme et d’homme répondant est équivalent.</text:p>
      <text:p text:style-name="P7"/>
      <text:p text:style-name="P7">Appareil </text:p>
      <text:p text:style-name="P1"/>
      <text:p text:style-name="P1">Nous avons <text:span text:style-name="T1">designé le plan expérimental sur le logiciel Touchstone tandis que l’expérience est implémentée sur un programme python. Les données sont quant à elles enregistrées sur un fichier CSV puis analysées sur le logiciel R. L’ expérience est réalisée dans une salle de classe bruyante, le matin. </text:span></text:p>
      <text:p text:style-name="P1"/>
      <text:p text:style-name="P8">Plan expérimental : </text:p>
      <text:p text:style-name="P2"/>
      <text:p text:style-name="P2">Nous avons décidé que l’expérimentation se ferait de manière intra-individuelle. C’est à dire que chaque participant est interrogé sur les diverses modalités et variables. </text:p>
      <text:p text:style-name="P2"/>
      <text:p text:style-name="P2">Il s’écrit ainsi S4*T<text:span text:style-name="T2">3</text:span>*N2. Ce qui signifie que les 4 participants sont passés sur les <text:span text:style-name="T3">trois </text:span>types de changement (courbure, taille <text:span text:style-name="T2">et association des 2</text:span>) et sur les 2 nombres d’autres stimuli <text:span text:style-name="T3">encerclant le stimulus cible </text:span>(16 ou 25). </text:p>
      <text:p text:style-name="P5">Nous avons notamment procédé avec seulement un bloc de passation que nous avons répété plusieurs fois. </text:p>
      <text:p text:style-name="P2"/>
      <text:p text:style-name="P8">Tâche et stimulus : </text:p>
      <text:p text:style-name="P2"/>
      <text:p text:style-name="P2">Ici, l’utilisateur doit repér<text:span text:style-name="T3">er</text:span> parmi plusieurs ronds lequel diffère des autres en terme de courbure ou de taille. Ce stimulus est entouré de 16 ou de 25 stimuli identiques. L’utilisateur doit ainsi repér<text:span text:style-name="T2">er</text:span> le stimulus cible, taper sur la barre entrée puis cliquer sur la case où se trouvait ce stimulus. Et ceci, 18 <text:soft-page-break/>fois. <text:span text:style-name="T2">Le temps de réponse est donc enregistré et permet de voir quel type de changement administré sur les ronds leur permet d’être identifiés plus rapidement. Après l’expérience, les résultats sont immédiatement traités. Il n’y a ni questionnaire, ni interview. </text:span></text:p>
      <text:p text:style-name="P2"/>
      <text:p text:style-name="P9">Mesures </text:p>
      <text:p text:style-name="P5"/>
      <text:p text:style-name="P5">Nous mesurons ici le temps de réaction et de repérage du stimulus cible. Nous ne prenons pas en compte les erreurs. Pour cela, nous avons codé dans notre programme python une fonction permettant la récupération du temps passé sur chaque épreuve de l’expérimentation puis nous étudions ces temps avec R (moyenne selon les types et le nombre de stimuli choisi, écart type). </text:p>
      <text:p text:style-name="P5"/>
      <text:p text:style-name="P6">R<text:span text:style-name="T3">é</text:span>sultats </text:p>
      <text:p text:style-name="P5"/>
      <text:p text:style-name="P5">Voici les résultats trouv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3:01:32.027941880</meta:creation-date>
    <dc:date>2020-03-04T13:48:44.340769332</dc:date>
    <meta:editing-duration>PT2M31S</meta:editing-duration>
    <meta:editing-cycles>1</meta:editing-cycles>
    <meta:document-statistic meta:table-count="0" meta:image-count="0" meta:object-count="0" meta:page-count="2" meta:paragraph-count="24" meta:word-count="494" meta:character-count="3107" meta:non-whitespace-character-count="2619"/>
    <meta:generator>LibreOffice/6.1.5.2$Linux_X86_64 LibreOffice_project/10$Build-2</meta:generator>
  </office:meta>
</office:document-meta>
</file>